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">
      <style:text-properties officeooo:rsid="0013101b" officeooo:paragraph-rsid="0013101b"/>
    </style:style>
    <style:style style:name="P2" style:family="paragraph" style:parent-style-name="Heading">
      <style:text-properties officeooo:rsid="0013e7f2" officeooo:paragraph-rsid="0013e7f2"/>
    </style:style>
    <style:style style:name="P3" style:family="paragraph" style:parent-style-name="Heading_20_1">
      <style:text-properties officeooo:rsid="0013101b" officeooo:paragraph-rsid="0013101b"/>
    </style:style>
    <style:style style:name="P4" style:family="paragraph" style:parent-style-name="Heading_20_3">
      <style:text-properties officeooo:rsid="0013101b" officeooo:paragraph-rsid="0013101b"/>
    </style:style>
    <style:style style:name="P5" style:family="paragraph" style:parent-style-name="Heading_20_3">
      <style:text-properties officeooo:paragraph-rsid="0013101b"/>
    </style:style>
    <style:style style:name="P6" style:family="paragraph" style:parent-style-name="Preformatted_20_Text">
      <style:text-properties officeooo:rsid="000a9844" officeooo:paragraph-rsid="0013101b"/>
    </style:style>
    <style:style style:name="P7" style:family="paragraph" style:parent-style-name="Preformatted_20_Text">
      <style:text-properties officeooo:rsid="0010efac" officeooo:paragraph-rsid="0013101b"/>
    </style:style>
    <style:style style:name="P8" style:family="paragraph" style:parent-style-name="Preformatted_20_Text">
      <style:text-properties fo:font-weight="normal" officeooo:rsid="00169c8a" officeooo:paragraph-rsid="0013101b" style:font-weight-asian="normal" style:font-weight-complex="normal"/>
    </style:style>
    <style:style style:name="P9" style:family="paragraph" style:parent-style-name="Preformatted_20_Text">
      <style:text-properties officeooo:paragraph-rsid="0013101b"/>
    </style:style>
    <style:style style:name="P10" style:family="paragraph" style:parent-style-name="Preformatted_20_Text">
      <style:text-properties officeooo:rsid="0013101b" officeooo:paragraph-rsid="0013101b"/>
    </style:style>
    <style:style style:name="P11" style:family="paragraph" style:parent-style-name="Preformatted_20_Text">
      <style:text-properties officeooo:paragraph-rsid="0013e7f2"/>
    </style:style>
    <style:style style:name="P12" style:family="paragraph" style:parent-style-name="Preformatted_20_Text">
      <style:text-properties officeooo:rsid="0013e7f2" officeooo:paragraph-rsid="0013e7f2"/>
    </style:style>
    <style:style style:name="P13" style:family="paragraph" style:parent-style-name="Standard">
      <style:text-properties officeooo:rsid="0013e7f2" officeooo:paragraph-rsid="0013e7f2"/>
    </style:style>
    <style:style style:name="P14" style:family="paragraph" style:parent-style-name="Standard">
      <style:text-properties officeooo:paragraph-rsid="0013e7f2"/>
    </style:style>
    <style:style style:name="P15" style:family="paragraph" style:parent-style-name="Text_20_body">
      <style:text-properties officeooo:rsid="0013101b" officeooo:paragraph-rsid="0013101b"/>
    </style:style>
    <style:style style:name="P16" style:family="paragraph" style:parent-style-name="Text_20_body">
      <style:text-properties officeooo:rsid="000a9844" officeooo:paragraph-rsid="0013101b"/>
    </style:style>
    <style:style style:name="P17" style:family="paragraph" style:parent-style-name="Text_20_body">
      <style:text-properties officeooo:paragraph-rsid="0013101b"/>
    </style:style>
    <style:style style:name="P18" style:family="paragraph" style:parent-style-name="Text_20_body">
      <style:text-properties officeooo:rsid="0014837b" officeooo:paragraph-rsid="0014837b"/>
    </style:style>
    <style:style style:name="P19" style:family="paragraph" style:parent-style-name="Text_20_body">
      <style:text-properties officeooo:paragraph-rsid="001837ab"/>
    </style:style>
    <style:style style:name="P20" style:family="paragraph" style:parent-style-name="Title">
      <style:paragraph-properties fo:text-align="center" style:justify-single-word="false"/>
    </style:style>
    <style:style style:name="T1" style:family="text">
      <style:text-properties officeooo:rsid="0011251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1251b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1251b" style:font-style-asian="normal" style:font-style-complex="normal"/>
    </style:style>
    <style:style style:name="T6" style:family="text">
      <style:text-properties fo:language="el" fo:country="GR" fo:font-style="normal" style:font-style-asian="normal" style:font-style-complex="normal"/>
    </style:style>
    <style:style style:name="T7" style:family="text">
      <style:text-properties fo:language="el" fo:country="GR" fo:font-style="normal" officeooo:rsid="0011251b" style:font-style-asian="normal" style:font-style-complex="normal"/>
    </style:style>
    <style:style style:name="T8" style:family="text">
      <style:text-properties fo:language="el" fo:country="GR" fo:font-style="normal" officeooo:rsid="0013101b" style:font-style-asian="normal" style:font-style-complex="normal"/>
    </style:style>
    <style:style style:name="T9" style:family="text">
      <style:text-properties fo:language="el" fo:country="GR" fo:font-style="normal" officeooo:rsid="001837ab" style:font-style-asian="normal" style:font-style-complex="normal"/>
    </style:style>
    <style:style style:name="T10" style:family="text">
      <style:text-properties fo:language="el" fo:country="GR" fo:font-style="normal" fo:font-weight="normal" officeooo:rsid="0013101b" style:font-style-asian="normal" style:font-weight-asian="normal" style:font-style-complex="normal" style:font-weight-complex="normal"/>
    </style:style>
    <style:style style:name="T11" style:family="text">
      <style:text-properties fo:language="el" fo:country="GR" fo:font-style="italic" officeooo:rsid="0011251b" style:font-style-asian="italic" style:font-style-complex="italic"/>
    </style:style>
    <style:style style:name="T12" style:family="text">
      <style:text-properties fo:language="el" fo:country="GR" fo:font-style="italic" officeooo:rsid="001837ab" style:font-style-asian="italic" style:font-style-complex="italic"/>
    </style:style>
    <style:style style:name="T13" style:family="text">
      <style:text-properties fo:language="el" fo:country="GR" fo:font-style="italic" fo:font-weight="bold" officeooo:rsid="0013101b" style:font-style-asian="italic" style:font-weight-asian="bold" style:font-style-complex="italic" style:font-weight-complex="bold"/>
    </style:style>
    <style:style style:name="T14" style:family="text">
      <style:text-properties officeooo:rsid="0013101b"/>
    </style:style>
    <style:style style:name="T15" style:family="text">
      <style:text-properties fo:font-weight="bold" officeooo:rsid="00169c8a" style:font-weight-asian="bold" style:font-weight-complex="bold"/>
    </style:style>
    <style:style style:name="T16" style:family="text">
      <style:text-properties fo:font-weight="bold" officeooo:rsid="00181273" style:font-weight-asian="bold" style:font-weight-complex="bold"/>
    </style:style>
    <style:style style:name="T17" style:family="text">
      <style:text-properties fo:font-weight="normal" officeooo:rsid="00169c8a" style:font-weight-asian="normal" style:font-weight-complex="normal"/>
    </style:style>
    <style:style style:name="T18" style:family="text">
      <style:text-properties fo:font-weight="normal" officeooo:rsid="00181273" style:font-weight-asian="normal" style:font-weight-complex="normal"/>
    </style:style>
    <style:style style:name="T19" style:family="text">
      <style:text-properties officeooo:rsid="018c5ed4"/>
    </style:style>
    <style:style style:name="T20" style:family="text">
      <style:text-properties officeooo:rsid="001530ad"/>
    </style:style>
    <style:style style:name="T21" style:family="text">
      <style:text-properties officeooo:rsid="00169c8a"/>
    </style:style>
    <style:style style:name="T22" style:family="text">
      <style:text-properties officeooo:rsid="000a9844"/>
    </style:style>
    <style:style style:name="T23" style:family="text">
      <style:text-properties officeooo:rsid="001e29b5"/>
    </style:style>
    <style:style style:name="T24" style:family="text">
      <style:text-properties officeooo:rsid="001cd300"/>
    </style:style>
    <style:style style:name="T25" style:family="text">
      <style:text-properties officeooo:rsid="0013e7f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Anaphors or Scriptlets</text:p>
      <text:p text:style-name="Subtitle">1.5</text:p>
      <text:p text:style-name="P19"><text:span text:style-name="T1">In computer languages a snippet of code that refers to something else is called an </text:span><text:span text:style-name="T3">anaphoric macro</text:span><text:span text:style-name="T5"> (from Greek </text:span><text:span text:style-name="T6">ἀναφορά</text:span><text:span text:style-name="T7"> for "carrying back")</text:span><text:span text:style-name="T7"><text:note text:id="ftn0" text:note-class="footnote"><text:note-citation>1</text:note-citation><text:note-body><text:p text:style-name="P19"><text:span text:style-name="T7">The pointing back reference is called anaphor and the entity to which it refers is its antecedent. </text:span><text:span text:style-name="T12">I.e.,</text:span><text:span text:style-name="T9"> the JSON blobs in this article are references to scripts. In Greek they are the <text:s/>anaphors which reference antecedents.</text:span></text:p></text:note-body></text:note></text:span><text:span text:style-name="T7">. <text:s/>QDL may be used as a server-side scripting language (</text:span><text:span text:style-name="T11">e.g. </text:span><text:span text:style-name="T7">OA4MP uses it extensively). <text:s/></text:span><text:span text:style-name="T8">A single instance is called an </text:span><text:span text:style-name="T13">anaphor </text:span><text:span text:style-name="T10">or </text:span><text:span text:style-name="T13">scriptlet</text:span><text:span text:style-name="T10">. </text:span></text:p>
      <text:h text:style-name="P3" text:outline-level="1">What problem does this solve?</text:h>
      <text:p text:style-name="P15">A typical case is that a server has been extended with QDL, so that QDL scripts may be called and QDL then may be used to extend the server. QDL has a runtime engine (in Java) that can be invoked and a well-defined Java API for passing Anaphors in and getting results back. Since we do not want to require someone to rewrite an existing server to be QDL-aware, this is a translation layer that either has a reference (or more) to a QDL script and the arguments. This is all done in JSON, which is reasonably enough widely used that most servers can at least read it and pass it along. </text:p>
      <text:p text:style-name="P15">Since QDL should not be aware of the server, there <text:s/>is a neutral element called the execution metadata (or xmd – see below) that is simply a JSON object the server can manage that contains the information it needs to know when to invoke its QDL runtime engine.</text:p>
      <text:h text:style-name="Heading_20_1" text:outline-level="1">Structure</text:h>
      <text:p text:style-name="P17"><text:span text:style-name="T22">This is the format for </text:span><text:span text:style-name="T14">an anaphor </text:span><text:span text:style-name="T22">used by QDL . This is an element in JSON and may be put any place. </text:span><text:span text:style-name="T20">This is the grammar:</text:span></text:p>
      <text:p text:style-name="P16"/>
      <text:p text:style-name="P9">{"qdl" : </text:p>
      <text:p text:style-name="P9"><text:s text:c="3"/>BLOCK | [BLOCK+], // <text:span text:style-name="T21">Either a block or array of blocks</text:span></text:p>
      <text:p text:style-name="P9"><text:s text:c="3"/><text:span text:style-name="T22">}</text:span></text:p>
      <text:p text:style-name="P16"/>
      <text:p text:style-name="P9">BLOCK :</text:p>
      <text:p text:style-name="P6">{</text:p>
      <text:p text:style-name="P6"><text:s text:c="2"/>CODE </text:p>
      <text:p text:style-name="P6"><text:s text:c="3"/>[, XMD]</text:p>
      <text:p text:style-name="P6"><text:s text:c="3"/>[, ARGS]</text:p>
      <text:p text:style-name="P7"><text:s text:c="2"/></text:p>
      <text:p text:style-name="P6">}</text:p>
      <text:p text:style-name="P6"/>
      <text:p text:style-name="P6"/>
      <text:p text:style-name="P6">CODE: </text:p>
      <text:p text:style-name="P6"><text:s text:c="2"/><text:span text:style-name="T23">(</text:span>"<text:span text:style-name="T24">load</text:span>" : <text:span text:style-name="T23">LINE) | (</text:span>"code" <text:s/>: LINE+<text:span text:style-name="T23">)</text:span></text:p>
      <text:p text:style-name="P6"/>
      <text:p text:style-name="P6"><text:soft-page-break/>// <text:span text:style-name="T24">NOTE: </text:span>"<text:span text:style-name="T24">load</text:span>"<text:span text:style-name="T24"> implies zero or more arguments. </text:span>"<text:span text:style-name="T24">code</text:span>" <text:span text:style-name="T24">has no arguments and </text:span></text:p>
      <text:p text:style-name="P6">// <text:s text:c="6"/><text:span text:style-name="T24">any will be ignored. </text:span><text:span text:style-name="T19">It is possible to send enormous blocks of code this</text:span></text:p>
      <text:p text:style-name="P6"><text:s text:c="9"/><text:span text:style-name="T19">way, but is discouraged. Put it in a script and call that.</text:span></text:p>
      <text:p text:style-name="P6"/>
      <text:p text:style-name="P6"/>
      <text:p text:style-name="P6">// <text:span text:style-name="T21">XMD = e</text:span><text:span text:style-name="T15">X</text:span><text:span text:style-name="T17">ecution </text:span><text:span text:style-name="T15">M</text:span><text:span text:style-name="T17">eta</text:span><text:span text:style-name="T15">D</text:span><text:span text:style-name="T17">ata, how this should be loaded by the scripting engine</text:span></text:p>
      <text:p text:style-name="P6"><text:span text:style-name="T17">// <text:s text:c="6"/></text:span><text:span text:style-name="T18">This sets up the environment. Since 'environment' is overused, we chose</text:span></text:p>
      <text:p text:style-name="P6"><text:span text:style-name="T18">// <text:s text:c="6"/></text:span><text:span text:style-name="T16">xmd</text:span><text:span text:style-name="T18"> instead.</text:span></text:p>
      <text:p text:style-name="P8"/>
      <text:p text:style-name="P6">XMD:</text:p>
      <text:p text:style-name="P6"><text:s text:c="2"/>"xmd": <text:span text:style-name="T14">JSON</text:span></text:p>
      <text:p text:style-name="P6"/>
      <text:p text:style-name="P6"/>
      <text:p text:style-name="P6"><text:bookmark-start text:name="__DdeLink__489636_1332219333"/>ARGS: </text:p>
      <text:p text:style-name="P6"><text:s text:c="2"/>"args" : ARG | [ARG+] // <text:span text:style-name="T21">Either a single arg or an array of them</text:span></text:p>
      <text:p text:style-name="P6"><text:s/></text:p>
      <text:p text:style-name="P6">ARG: <text:s/></text:p>
      <text:p text:style-name="P6"><text:s text:c="3"/>STRING | INTEGER | DECIMAL | BOOLEAN | JSON<text:bookmark-end text:name="__DdeLink__489636_1332219333"/></text:p>
      <text:p text:style-name="P6"/>
      <text:p text:style-name="P10">JSON:</text:p>
      <text:p text:style-name="P10"><text:s text:c="2"/>Any JSON object</text:p>
      <text:p text:style-name="Text_20_body"/>
      <text:h text:style-name="Heading_20_3" text:outline-level="3">load</text:h>
      <text:p text:style-name="P17"><text:span text:style-name="T14">The name of a QDL script. The QDL runtime is aware of any configured virtual file systems and the script path set in QDL will be scanned. </text:span></text:p>
      <text:h text:style-name="P5" text:outline-level="3">code</text:h>
      <text:p text:style-name="Standard"><text:span text:style-name="T14">Actual lines of QDL code. These are passed to the runtime engine and executed. <text:s/>Generally you should load a script and use that, but sometimes a single line of QDL is all that is needed. If you need more than a few lines in a code block, consider moving it to a proper script.</text:span> </text:p>
      <text:h text:style-name="P4" text:outline-level="3">args</text:h>
      <text:p text:style-name="P15">A JSON object of arguments. These will be turned into a stem and passed to the script. </text:p>
      <text:h text:style-name="P4" text:outline-level="3">xmd</text:h>
      <text:p text:style-name="P15">This refers to <text:span text:style-name="T2">execution metadata </text:span><text:span text:style-name="T4">and is used by the implementor for information specific to when the QDL runtime engine is invoked. It is not specified beyond that it is a JSON object and can therefore be turned into a stem as needed. </text:span></text:p>
      <text:p text:style-name="P1">Example</text:p>
      <text:p text:style-name="P10">{"qdl":</text:p>
      <text:p text:style-name="P10"><text:s text:c="3"/>{</text:p>
      <text:p text:style-name="P10"><text:s text:c="4"/>"load":"scripts/utils/db_setup.qdl"</text:p>
      <text:p text:style-name="P10"><text:s text:c="4"/>"args":{"username":"bob", "password":"my_password", "port":421}</text:p>
      <text:p text:style-name="P10"><text:s text:c="3"/>}</text:p>
      <text:p text:style-name="P10">}</text:p>
      <text:p text:style-name="Standard"/>
      <text:p text:style-name="P13"><text:soft-page-break/>In this case, a script named db_setup.qdl will be run and the given arguments will be passed in. Note that there is no xmd entry here. </text:p>
      <text:p text:style-name="P13"/>
      <text:p text:style-name="P2">Example with xmd</text:p>
      <text:p text:style-name="P11"><text:span text:style-name="T25">{</text:span></text:p>
      <text:p text:style-name="P11"><text:s/><text:span text:style-name="T14">"</text:span>qdl<text:span text:style-name="T14">":</text:span>{<text:line-break/> <text:span text:style-name="T14">"</text:span>load<text:span text:style-name="T14">":</text:span>"fnal/fnal-idtoken.qdl",<text:line-break/> <text:span text:style-name="T14">"</text:span>xmd<text:span text:style-name="T14">":</text:span>{<text:span text:style-name="T14">"</text:span>exec_phase<text:span text:style-name="T14">":</text:span>"post_token"}<text:line-break/> }</text:p>
      <text:p text:style-name="P12">}</text:p>
      <text:p text:style-name="Standard"/>
      <text:p text:style-name="P14"><text:span text:style-name="T25">This has a given script to run. There are no arguments and the server would read the xmd and decide whether or not to call the QDL runtime engine on this.</text:span></text:p>
      <text:p text:style-name="P14"/>
      <text:h text:style-name="Heading_20_1" text:outline-level="1">The Anaphors module</text:h>
      <text:p text:style-name="P18">This is a module with tools that make running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Ubuntu Mono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0000ff"/>
      <style:paragraph-properties fo:margin-top="0in" fo:margin-bottom="0in" loext:contextual-spacing="false" fo:background-color="#0000ff"/>
      <style:text-properties fo:color="#ffff00" style:font-name="Liberation Mono" fo:font-family="'Liberation Mono'" style:font-family-generic="modern" style:font-pitch="fixed" fo:font-size="10pt" fo:font-weight="bold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4T13:14:41.069679217</meta:creation-date>
    <dc:date>2024-06-07T23:17:27.119520131</dc:date>
    <meta:editing-duration>PT8H34M23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3" meta:paragraph-count="59" meta:word-count="644" meta:character-count="3587" meta:non-whitespace-character-count="2905"/>
  </office:meta>
</office:document-meta>
</file>